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Text_20_body">
      <style:paragraph-properties fo:text-align="center" style:justify-single-word="false"/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Cambria" style:font-name-asian="Times New Roman2" style:font-name-complex="Times New Roman2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ru" fo:country="RU" style:font-name-asian="Times New Roman2" style:font-name-complex="Times New Roman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-asian="Times New Roman2" style:font-name-complex="Times New Roman2"/>
    </style:style>
    <style:style style:name="T9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0"><draw:image xlink:href="../images/0052.png" xlink:type="simple" xlink:show="embed" xlink:actuate="onLoad"/></draw:frame></text:p>
          </table:table-cell>
          <table:table-cell table:style-name="Table1.B1" office:value-type="string">
            <text:h text:style-name="P7" text:outline-level="1">Гиперболический косинус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3">| векторизован 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671cm" svg:height="1.769cm" draw:z-index="1"><draw:image xlink:href="../images/0052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возвращает выходное значение, вычисленное по формуле:</text:p>
            <text:p text:style-name="P4"><draw:frame draw:style-name="fr3" draw:name="Объект1" text:anchor-type="as-char" svg:width="4.944cm" svg:height="0.56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3">где <draw:frame draw:style-name="fr3" draw:name="Объект2" text:anchor-type="as-char" svg:width="2.189cm" svg:height="0.549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1">амплитуда, круговая частота и фаза</text:span>,</text:p>
            <text:p text:style-name="P3"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– входно<text:span text:style-name="T1">й и выходной сигналы.</text:span></text:p>
            <text:p text:style-name="P3"><text:span text:style-name="T6">Свойства</text:span>:</text:p>
            <text:list xml:id="list1510324199555790822" text:style-name="L1">
              <text:list-item>
                <text:p text:style-name="P8"><text:span text:style-name="T5">Ам</text:span><text:span text:style-name="T8">плитуда – коэффициент</text:span><text:span text:style-name="T8"><draw:frame draw:style-name="fr3" draw:name="Объект4" text:anchor-type="as-char" svg:width="0.482cm" svg:height="0.549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8">.</text:span></text:p>
              </text:list-item>
              <text:list-item>
                <text:p text:style-name="P8"><text:span text:style-name="T8">Частота – коэффициент</text:span><text:span text:style-name="T8"><draw:frame draw:style-name="fr3" draw:name="Объект6" text:anchor-type="as-char" svg:width="0.55cm" svg:height="0.28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8">.</text:span></text:p>
              </text:list-item>
              <text:list-item>
                <text:p text:style-name="P8"><text:span text:style-name="T5">Фаза</text:span><text:span text:style-name="T8"> – коэффициент</text:span><text:span text:style-name="T8"><draw:frame draw:style-name="fr3" draw:name="Объект5" text:anchor-type="as-char" svg:width="0.566cm" svg:height="0.549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8">.</text:span></text:p>
              </text:list-item>
            </text:list>
            <text:p text:style-name="P3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3"><text:span text:style-name="T6">Примечани</text:span><text:span text:style-name="T2">я</text:span>:</text:p>
            <text:list xml:id="list1969174217455674133" text:style-name="L2">
              <text:list-item>
                <text:p text:style-name="P9">По умолчанию данный блок реализует гиперболическое косинусоидальное<text:span text:style-name="T1"> </text:span>преобразование входного <text:span text:style-name="T7">скалярного</text:span> сигнала с<text:span text:style-name="T1">о свойствами </text:span><draw:frame draw:style-name="fr3" draw:name="Object2" text:anchor-type="as-char" svg:width="4.025cm" svg:height="0.549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10"><text:span text:style-name="T9">Именованные свойства </text:span><text:span text:style-name="T4">могут быть заданы </text:span><text:span text:style-name="T9">как </text:span><text:span text:style-name="T11">локальные</text:span><text:span text:style-name="T9"> переменные модели (или субмодели) во вкладке </text:span><text:span text:style-name="T11">Параметры,</text:span><text:span text:style-name="T9"> как </text:span><text:span text:style-name="T11">глобальные</text:span><text:span text:style-name="T9"> сигналы проекта при помощи пункта главного меню </text:span><text:span text:style-name="T3">Сервис</text:span><text:span text:style-name="T9"> </text:span><text:span text:style-name="T10">→</text:span><text:span text:style-name="T9"> </text:span><text:span text:style-name="T11">Сигналы,</text:span><text:span text:style-name="T9"> </text:span><text:span text:style-name="T4">или как </text:span><text:span text:style-name="T3">внешние</text:span><text:span text:style-name="T4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перболический косинус</dc:title>
    <dc:date>2014-12-01T15:27:57.08</dc:date>
    <meta:generator>OpenOffice/4.1.1$Win32 OpenOffice.org_project/411m6$Build-9775</meta:generator>
    <meta:editing-duration>PT2H30M4S</meta:editing-duration>
    <meta:editing-cycles>152</meta:editing-cycles>
    <meta:document-statistic meta:table-count="1" meta:image-count="2" meta:object-count="7" meta:page-count="1" meta:paragraph-count="18" meta:word-count="117" meta:character-count="805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 mathvariant="italic">ch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ch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=1,~f=0</annotation>
  </semantics>
</math>
</file>